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9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8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9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0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307H48M12.541S" calcext:value-type="time">
            <text:p>307:48</text:p>
          </table:table-cell>
          <table:table-cell table:style-name="ce70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8H14M54.554S" calcext:value-type="time">
            <text:p>08:1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7]-[.B67] &gt; 0; [.C67]-[.B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7]-[.F67] &gt; 0; [.G67]-[.F67]; 0)" office:value-type="time" office:time-value="PT00H00M00S" calcext:value-type="time">
            <text:p>00:00</text:p>
          </table:table-cell>
          <table:table-cell table:formula="of:=[.D67]+[.H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8]-[.B68] &gt; 0; [.C68]-[.B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8]-[.F68] &gt; 0; [.G68]-[.F68]; 0)" office:value-type="time" office:time-value="PT00H00M00S" calcext:value-type="time">
            <text:p>00:00</text:p>
          </table:table-cell>
          <table:table-cell table:formula="of:=[.D68]+[.H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9]-[.B69] &gt; 0; [.C69]-[.B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9]-[.F69] &gt; 0; [.G69]-[.F69]; 0)" office:value-type="time" office:time-value="PT00H00M00S" calcext:value-type="time">
            <text:p>00:00</text:p>
          </table:table-cell>
          <table:table-cell table:formula="of:=[.D69]+[.H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0]-[.B70] &gt; 0; [.C70]-[.B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0]-[.F70] &gt; 0; [.G70]-[.F70]; 0)" office:value-type="time" office:time-value="PT00H00M00S" calcext:value-type="time">
            <text:p>00:00</text:p>
          </table:table-cell>
          <table:table-cell table:formula="of:=[.D70]+[.H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9"/>
        <table:table-column table:style-name="co11" table:default-cell-style-name="ce70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0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8"/>
          <table:table-cell table:style-name="ce80"/>
        </table:table-row>
        <table:table-row table:style-name="ro1" table:number-rows-repeated="6">
          <table:table-cell table:style-name="ce79"/>
          <table:table-cell table:style-name="ce81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 style:data-style-name="N2" text:time-value="08:02:52.9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22T17:19:58.791000000</dc:date>
    <dc:creator>Benjamin Laws</dc:creator>
    <meta:editing-duration>P11DT22H28M10S</meta:editing-duration>
    <meta:editing-cycles>328</meta:editing-cycles>
    <meta:generator>LibreOffice/7.1.8.1$Windows_X86_64 LibreOffice_project/e1f30c802c3269a1d052614453f260e49458c82c</meta:generator>
    <meta:document-statistic meta:table-count="2" meta:cell-count="533" meta:object-count="0"/>
  </office:meta>
</office:document-meta>
</file>